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01D0000001CBA41407B.png" manifest:media-type="image/png"/>
  <manifest:file-entry manifest:full-path="Pictures/100002000000001C0000001C269304F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87b53e" officeooo:paragraph-rsid="0003aa3d"/>
    </style:style>
    <style:style style:name="P2" style:family="paragraph" style:parent-style-name="Text_20_body">
      <style:text-properties fo:language="es" fo:country="ES" officeooo:rsid="0003aa3d" officeooo:paragraph-rsid="0003aa3d"/>
    </style:style>
    <style:style style:name="P3" style:family="paragraph" style:parent-style-name="Text_20_body">
      <style:text-properties fo:language="es" fo:country="ES" officeooo:rsid="0087b53e" officeooo:paragraph-rsid="0003aa3d"/>
    </style:style>
    <style:style style:name="P4" style:family="paragraph" style:parent-style-name="Text_20_body">
      <style:text-properties fo:language="es" fo:country="ES" officeooo:rsid="008c9091" officeooo:paragraph-rsid="0003aa3d"/>
    </style:style>
    <style:style style:name="P5" style:family="paragraph" style:parent-style-name="Text_20_body">
      <style:text-properties fo:language="es" fo:country="ES" fo:font-style="normal" fo:font-weight="normal" officeooo:rsid="00a26e31" officeooo:paragraph-rsid="0003aa3d" style:font-style-asian="normal" style:font-weight-asian="normal" style:font-style-complex="normal" style:font-weight-complex="normal"/>
    </style:style>
    <style:style style:name="P6" style:family="paragraph" style:parent-style-name="Text_20_body">
      <style:text-properties fo:language="es" fo:country="ES" fo:font-style="normal" fo:font-weight="normal" officeooo:rsid="00a38195" officeooo:paragraph-rsid="0003aa3d" style:font-style-asian="normal" style:font-weight-asian="normal" style:font-style-complex="normal" style:font-weight-complex="normal"/>
    </style:style>
    <style:style style:name="P7" style:family="paragraph" style:parent-style-name="Text_20_body">
      <style:text-properties fo:language="es" fo:country="ES" fo:font-style="normal" fo:font-weight="normal" officeooo:rsid="00956ae4" officeooo:paragraph-rsid="0003aa3d" style:font-style-asian="normal" style:font-weight-asian="normal" style:font-style-complex="normal" style:font-weight-complex="normal"/>
    </style:style>
    <style:style style:name="P8" style:family="paragraph" style:parent-style-name="Text_20_body">
      <style:text-properties fo:language="es" fo:country="ES" officeooo:rsid="00a4ee2a" officeooo:paragraph-rsid="0003aa3d"/>
    </style:style>
    <style:style style:name="P9" style:family="paragraph" style:parent-style-name="Text_20_body">
      <style:text-properties fo:language="es" fo:country="ES" officeooo:paragraph-rsid="0003aa3d"/>
    </style:style>
    <style:style style:name="P10" style:family="paragraph" style:parent-style-name="Text_20_body">
      <style:text-properties fo:language="es" fo:country="ES" officeooo:rsid="00932192" officeooo:paragraph-rsid="0003aa3d"/>
    </style:style>
    <style:style style:name="P11" style:family="paragraph" style:parent-style-name="Text_20_body">
      <style:text-properties fo:language="es" fo:country="ES" fo:font-weight="normal" officeooo:paragraph-rsid="0003aa3d" style:font-weight-asian="normal" style:font-weight-complex="normal"/>
    </style:style>
    <style:style style:name="P12" style:family="paragraph" style:parent-style-name="Text_20_body">
      <style:text-properties fo:language="es" fo:country="ES" officeooo:rsid="00c9949f" officeooo:paragraph-rsid="0003aa3d"/>
    </style:style>
    <style:style style:name="P13" style:family="paragraph" style:parent-style-name="Text_20_body">
      <style:text-properties fo:language="es" fo:country="ES" officeooo:rsid="0094478d" officeooo:paragraph-rsid="0003aa3d"/>
    </style:style>
    <style:style style:name="P14" style:family="paragraph" style:parent-style-name="Text_20_body">
      <style:text-properties fo:language="es" fo:country="ES" fo:font-weight="bold" officeooo:rsid="00b30469" officeooo:paragraph-rsid="0003aa3d" style:font-weight-asian="bold" style:font-weight-complex="bold"/>
    </style:style>
    <style:style style:name="P15" style:family="paragraph" style:parent-style-name="Text_20_body">
      <style:text-properties fo:language="es" fo:country="ES" officeooo:rsid="00956ae4" officeooo:paragraph-rsid="0003aa3d"/>
    </style:style>
    <style:style style:name="P16" style:family="paragraph" style:parent-style-name="Code_20_sample">
      <style:text-properties officeooo:rsid="0087b53e" officeooo:paragraph-rsid="0003aa3d"/>
    </style:style>
    <style:style style:name="P17" style:family="paragraph" style:parent-style-name="Code_20_sample">
      <style:text-properties fo:language="es" fo:country="ES" officeooo:rsid="0087b53e" officeooo:paragraph-rsid="0003aa3d"/>
    </style:style>
    <style:style style:name="P18" style:family="paragraph" style:parent-style-name="Code_20_sample">
      <style:text-properties fo:language="es" fo:country="ES" officeooo:rsid="008916d0" officeooo:paragraph-rsid="0003aa3d"/>
    </style:style>
    <style:style style:name="P19" style:family="paragraph" style:parent-style-name="Code_20_sample">
      <style:text-properties fo:language="es" fo:country="ES" fo:font-style="normal" fo:font-weight="normal" officeooo:paragraph-rsid="0003aa3d" style:font-style-asian="normal" style:font-weight-asian="normal" style:font-style-complex="normal" style:font-weight-complex="normal"/>
    </style:style>
    <style:style style:name="P20" style:family="paragraph" style:parent-style-name="Code_20_sample">
      <style:text-properties fo:language="es" fo:country="ES" fo:font-style="normal" fo:font-weight="normal" officeooo:rsid="008916d0" officeooo:paragraph-rsid="0003aa3d" style:font-style-asian="normal" style:font-weight-asian="normal" style:font-style-complex="normal" style:font-weight-complex="normal"/>
    </style:style>
    <style:style style:name="P21" style:family="paragraph" style:parent-style-name="Code_20_sample">
      <style:text-properties fo:language="es" fo:country="ES" officeooo:rsid="00932192" officeooo:paragraph-rsid="0003aa3d"/>
    </style:style>
    <style:style style:name="P22" style:family="paragraph" style:parent-style-name="Code_20_sample">
      <style:text-properties fo:language="es" fo:country="ES" officeooo:paragraph-rsid="0003aa3d"/>
    </style:style>
    <style:style style:name="P23" style:family="paragraph" style:parent-style-name="Heading_20_1">
      <style:paragraph-properties fo:break-before="page"/>
      <style:text-properties fo:language="es" fo:country="ES" officeooo:rsid="0003aa3d" officeooo:paragraph-rsid="0003aa3d"/>
    </style:style>
    <style:style style:name="P24" style:family="paragraph" style:parent-style-name="Text_20_body">
      <style:text-properties fo:language="es" fo:country="ES" fo:font-style="normal" fo:font-weight="normal" officeooo:rsid="000beab9" officeooo:paragraph-rsid="000beab9" style:font-style-asian="normal" style:font-weight-asian="normal" style:font-style-complex="normal" style:font-weight-complex="normal"/>
    </style:style>
    <style:style style:name="P25" style:family="paragraph" style:parent-style-name="Text_20_body">
      <style:text-properties fo:language="es" fo:country="ES" officeooo:rsid="000d4629" officeooo:paragraph-rsid="000d4629"/>
    </style:style>
    <style:style style:name="P26" style:family="paragraph" style:parent-style-name="Text_20_body">
      <style:text-properties fo:language="es" fo:country="ES" fo:font-style="italic" fo:font-weight="normal" officeooo:rsid="000d4629" officeooo:paragraph-rsid="000d4629" style:font-style-asian="italic" style:font-weight-asian="normal" style:font-style-complex="italic" style:font-weight-complex="normal"/>
    </style:style>
    <style:style style:name="P27" style:family="paragraph" style:parent-style-name="Text_20_body">
      <style:text-properties fo:language="es" fo:country="ES" officeooo:rsid="000d7edc" officeooo:paragraph-rsid="000d7edc"/>
    </style:style>
    <style:style style:name="P28" style:family="paragraph" style:parent-style-name="Text_20_body">
      <style:text-properties fo:language="es" fo:country="ES" officeooo:rsid="008c9091" officeooo:paragraph-rsid="0003aa3d"/>
    </style:style>
    <style:style style:name="P29" style:family="paragraph" style:parent-style-name="Text_20_body">
      <style:text-properties fo:language="es" fo:country="ES" officeooo:rsid="000f04c0" officeooo:paragraph-rsid="000f04c0"/>
    </style:style>
    <style:style style:name="P30" style:family="paragraph" style:parent-style-name="Heading_20_2">
      <style:text-properties fo:language="es" fo:country="ES" officeooo:paragraph-rsid="0003aa3d"/>
    </style:style>
    <style:style style:name="P31" style:family="paragraph" style:parent-style-name="Heading_20_2">
      <style:text-properties fo:language="es" fo:country="ES" fo:font-style="normal" fo:font-weight="normal" officeooo:paragraph-rsid="0003aa3d" style:font-style-asian="normal" style:font-weight-asian="normal" style:font-style-complex="normal" style:font-weight-complex="normal"/>
    </style:style>
    <style:style style:name="P32" style:family="paragraph" style:parent-style-name="Heading_20_2">
      <style:text-properties fo:language="es" fo:country="ES" officeooo:rsid="000beab9" officeooo:paragraph-rsid="000beab9"/>
    </style:style>
    <style:style style:name="P33" style:family="paragraph" style:parent-style-name="Code_20_sample">
      <style:text-properties fo:language="es" fo:country="ES" officeooo:rsid="0087b53e" officeooo:paragraph-rsid="00109f4e"/>
    </style:style>
    <style:style style:name="T1" style:family="text">
      <style:text-properties officeooo:rsid="008916d0"/>
    </style:style>
    <style:style style:name="T2" style:family="text">
      <style:text-properties fo:font-style="italic" style:font-style-asian="italic" style:font-style-complex="italic"/>
    </style:style>
    <style:style style:name="T3" style:family="text">
      <style:text-properties fo:font-style="italic" officeooo:rsid="008c9091" style:font-style-asian="italic" style:font-style-complex="italic"/>
    </style:style>
    <style:style style:name="T4" style:family="text">
      <style:text-properties fo:font-style="italic" officeooo:rsid="000a4866" style:font-style-asian="italic" style:font-style-complex="italic"/>
    </style:style>
    <style:style style:name="T5" style:family="text">
      <style:text-properties fo:font-style="italic" officeooo:rsid="00a38195" style:font-style-asian="italic" style:font-style-complex="italic"/>
    </style:style>
    <style:style style:name="T6" style:family="text">
      <style:text-properties fo:font-style="italic" officeooo:rsid="000f04c0"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officeooo:rsid="008c9091" style:font-style-asian="normal" style:font-style-complex="normal"/>
    </style:style>
    <style:style style:name="T10" style:family="text">
      <style:text-properties fo:font-style="normal" officeooo:rsid="0005f7fe" style:font-style-asian="normal" style:font-style-complex="normal"/>
    </style:style>
    <style:style style:name="T11" style:family="text">
      <style:text-properties fo:font-style="normal" officeooo:rsid="0007c917" style:font-style-asian="normal" style:font-style-complex="normal"/>
    </style:style>
    <style:style style:name="T12" style:family="text">
      <style:text-properties fo:font-style="normal" officeooo:rsid="0007d57b" style:font-style-asian="normal" style:font-style-complex="normal"/>
    </style:style>
    <style:style style:name="T13" style:family="text">
      <style:text-properties fo:font-style="normal" officeooo:rsid="000a4866" style:font-style-asian="normal" style:font-style-complex="normal"/>
    </style:style>
    <style:style style:name="T14" style:family="text">
      <style:text-properties fo:font-style="normal" officeooo:rsid="000beab9"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bold" officeooo:rsid="000beab9" style:font-style-asian="normal" style:font-weight-asian="bold" style:font-style-complex="normal"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920444" style:font-style-asian="normal" style:font-weight-asian="normal" style:font-style-complex="normal" style:font-weight-complex="normal"/>
    </style:style>
    <style:style style:name="T19" style:family="text">
      <style:text-properties fo:font-style="normal" fo:font-weight="normal" officeooo:rsid="008ef7ae" style:font-style-asian="normal" style:font-weight-asian="normal" style:font-style-complex="normal" style:font-weight-complex="normal"/>
    </style:style>
    <style:style style:name="T20" style:family="text">
      <style:text-properties fo:font-style="normal" fo:font-weight="normal" officeooo:rsid="000beab9" style:font-style-asian="normal" style:font-weight-asian="normal" style:font-style-complex="normal" style:font-weight-complex="normal"/>
    </style:style>
    <style:style style:name="T21" style:family="text">
      <style:text-properties fo:font-weight="bold" officeooo:rsid="00932192" style:font-weight-asian="bold" style:font-weight-complex="bold"/>
    </style:style>
    <style:style style:name="T22" style:family="text">
      <style:text-properties fo:font-weight="bold" officeooo:rsid="00b30469" style:font-weight-asian="bold" style:font-weight-complex="bold"/>
    </style:style>
    <style:style style:name="T23" style:family="text">
      <style:text-properties fo:font-weight="bold" officeooo:rsid="000d7edc" style:font-weight-asian="bold" style:font-weight-complex="bold"/>
    </style:style>
    <style:style style:name="T24" style:family="text">
      <style:text-properties fo:font-weight="bold" officeooo:rsid="000f04c0" style:font-weight-asian="bold" style:font-weight-complex="bold"/>
    </style:style>
    <style:style style:name="T25" style:family="text">
      <style:text-properties fo:font-weight="normal" style:font-weight-asian="normal" style:font-weight-complex="normal"/>
    </style:style>
    <style:style style:name="T26" style:family="text">
      <style:text-properties fo:font-weight="normal" officeooo:rsid="00932192" style:font-weight-asian="normal" style:font-weight-complex="normal"/>
    </style:style>
    <style:style style:name="T27" style:family="text">
      <style:text-properties fo:font-weight="normal" officeooo:rsid="00abfbd5" style:font-weight-asian="normal" style:font-weight-complex="normal"/>
    </style:style>
    <style:style style:name="T28" style:family="text">
      <style:text-properties fo:font-weight="normal" officeooo:rsid="00b30469" style:font-weight-asian="normal" style:font-weight-complex="normal"/>
    </style:style>
    <style:style style:name="T29" style:family="text">
      <style:text-properties fo:font-weight="normal" officeooo:rsid="00aebeb8" style:font-weight-asian="normal" style:font-weight-complex="normal"/>
    </style:style>
    <style:style style:name="T30" style:family="text">
      <style:text-properties fo:font-weight="normal" officeooo:rsid="00b17801" style:font-weight-asian="normal" style:font-weight-complex="normal"/>
    </style:style>
    <style:style style:name="T31" style:family="text">
      <style:text-properties fo:font-weight="normal" officeooo:rsid="00b08e15" style:font-weight-asian="normal" style:font-weight-complex="normal"/>
    </style:style>
    <style:style style:name="T32" style:family="text">
      <style:text-properties fo:font-weight="normal" officeooo:rsid="00c0e63b" style:font-weight-asian="normal" style:font-weight-complex="normal"/>
    </style:style>
    <style:style style:name="T33" style:family="text">
      <style:text-properties fo:font-weight="normal" officeooo:rsid="00b20ff2" style:font-weight-asian="normal" style:font-weight-complex="normal"/>
    </style:style>
    <style:style style:name="T34" style:family="text">
      <style:text-properties fo:font-weight="normal" officeooo:rsid="00b46882" style:font-weight-asian="normal" style:font-weight-complex="normal"/>
    </style:style>
    <style:style style:name="T35" style:family="text">
      <style:text-properties fo:font-weight="normal" officeooo:rsid="00b5d784" style:font-weight-asian="normal" style:font-weight-complex="normal"/>
    </style:style>
    <style:style style:name="T36" style:family="text">
      <style:text-properties fo:font-weight="normal" officeooo:rsid="00b6fe82" style:font-weight-asian="normal" style:font-weight-complex="normal"/>
    </style:style>
    <style:style style:name="T37" style:family="text">
      <style:text-properties fo:font-weight="normal" officeooo:rsid="00b87141" style:font-weight-asian="normal" style:font-weight-complex="normal"/>
    </style:style>
    <style:style style:name="T38" style:family="text">
      <style:text-properties fo:font-weight="normal" officeooo:rsid="00c46807" style:font-weight-asian="normal" style:font-weight-complex="normal"/>
    </style:style>
    <style:style style:name="T39" style:family="text">
      <style:text-properties fo:font-weight="normal" officeooo:rsid="00c558f2" style:font-weight-asian="normal" style:font-weight-complex="normal"/>
    </style:style>
    <style:style style:name="T40" style:family="text">
      <style:text-properties fo:font-weight="normal" officeooo:rsid="000d4629" style:font-weight-asian="normal" style:font-weight-complex="normal"/>
    </style:style>
    <style:style style:name="T41" style:family="text">
      <style:text-properties officeooo:rsid="0094478d"/>
    </style:style>
    <style:style style:name="T42" style:family="text">
      <style:text-properties officeooo:rsid="0003aa3d"/>
    </style:style>
    <style:style style:name="T43" style:family="text">
      <style:text-properties officeooo:rsid="0087b53e"/>
    </style:style>
    <style:style style:name="T44" style:family="text">
      <style:text-properties fo:language="es" fo:country="ES"/>
    </style:style>
    <style:style style:name="T45" style:family="text">
      <style:text-properties fo:language="es" fo:country="ES" officeooo:rsid="0003aa3d"/>
    </style:style>
    <style:style style:name="T46" style:family="text">
      <style:text-properties officeooo:rsid="000beab9"/>
    </style:style>
    <style:style style:name="T47" style:family="text">
      <style:text-properties officeooo:rsid="00a38195"/>
    </style:style>
    <style:style style:name="T48" style:family="text">
      <style:text-properties officeooo:rsid="000d4629"/>
    </style:style>
    <style:style style:name="T49" style:family="text">
      <style:text-properties officeooo:rsid="000d7edc"/>
    </style:style>
    <style:style style:name="T50" style:family="text">
      <style:text-properties officeooo:rsid="000f04c0"/>
    </style:style>
    <style:style style:name="T51" style:family="text">
      <style:text-properties officeooo:rsid="00109f4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draw:frame draw:style-name="fr1" draw:name="images27" text:anchor-type="paragraph" svg:x="-1.099cm" svg:y="0.529cm" svg:width="0.547cm" svg:height="0.547cm" draw:z-index="0"><draw:image xlink:href="Pictures/100002000000001C0000001C269304FB.png" xlink:type="simple" xlink:show="embed" xlink:actuate="onLoad"/></draw:frame><draw:frame draw:style-name="fr1" draw:name="images28" text:anchor-type="paragraph" svg:x="-1.125cm" svg:y="1.235cm" svg:width="0.6cm" svg:height="0.58cm" draw:z-index="1"><draw:image xlink:href="Pictures/100002000000001D0000001CBA41407B.png" xlink:type="simple" xlink:show="embed" xlink:actuate="onLoad"/><svg:title>System Administrators</svg:title></draw:frame>Servicios web</text:h>
      <text:p text:style-name="P1"><text:span text:style-name="T45">Información básica sobre servicios web en Chamilo LMS siempre puede encontrarse aquí</text:span><text:span text:style-name="T44"> : </text:span><text:a xlink:type="simple" xlink:href="https://support.chamilo.org/projects/chamilo-18/wiki/Web_services" text:style-name="Internet_20_link" text:visited-style-name="Visited_20_Internet_20_Link"><text:span text:style-name="T44">https://support.chamilo.org/projects/chamilo-18/wiki/Web_services</text:span></text:a><text:span text:style-name="T44"> </text:span><text:span text:style-name="T45">pero la información que se encuentra ahí podría no estar actualizada </text:span><text:span text:style-name="T44">(</text:span><text:span text:style-name="T45">aunque tampoco la de este manual</text:span><text:span text:style-name="T44">) </text:span><text:span text:style-name="T45">ya que los servicios tienden a aumentar en cantidad en el tiempo. Obviamente, hacemos lo posible para mantener compatibilidad ascendiente</text:span><text:span text:style-name="T44">.</text:span></text:p>
      <text:p text:style-name="P2">Pero la fuente más confiable siempre es el código, que puede encontrarse en la carpeta main/webservices/<text:span text:style-name="T43">.</text:span></text:p>
      <text:h text:style-name="P30" text:outline-level="2"><text:bookmark-start text:name="__RefHeading__15944_825976883"/>SOAP, REST <text:span text:style-name="T42">y</text:span> XML-RPC<text:bookmark-end text:name="__RefHeading__15944_825976883"/></text:h>
      <text:p text:style-name="P2">Si se sumerge un poco en este tema, encontrará que hemos lanzado el desarrollo de distintos tipos de servicios web en SOAP, pero también en REST y XML-RPC.</text:p>
      <text:p text:style-name="P2">No obstante, la versión más activa y mantenida hasta la fecha es SOAP (por ninguna razón en particular) y se concentra principalmente en un archivo: <text:span text:style-name="T43">main/webservices/registration.soap.php</text:span></text:p>
      <text:h text:style-name="P30" text:outline-level="2"><text:bookmark-start text:name="__RefHeading__15946_825976883"/>Con<text:span text:style-name="T42">exión y llave de seguridad</text:span><text:bookmark-end text:name="__RefHeading__15946_825976883"/></text:h>
      <text:p text:style-name="P3"><text:span text:style-name="T42">El mecanismo de autenticación de los servicios web es un poco raro</text:span>, <text:span text:style-name="T42">así que dejenos darle un ejemplo de como haríamos para llamar un servicio que cree un usuario en Chamilo desde otra aplicación en PHP</text:span>... <text:span text:style-name="T42">luego explicaremos las distintas partes.</text:span></text:p>
      <text:p text:style-name="P16"><text:span text:style-name="T44">$url = 'https://chamilo.net/main/webservices/';<text:line-break/>$soap = new SoapClient($url . '</text:span><text:a xlink:type="simple" xlink:href="https://cham.net/main/webservices/registration.soap.php?wsdl" text:style-name="Internet_20_link" text:visited-style-name="Visited_20_Internet_20_Link"><text:span text:style-name="T44">registration.soap.php?wsdl</text:span></text:a><text:span text:style-name="T44">');</text:span></text:p>
      <text:p text:style-name="P33">// <text:span text:style-name="T51">obtiene su propia IP, tal como la ve el servidor de Chamilo (necesaria<text:line-break/>// para elaborar la clave de seguridad)</text:span><text:line-break/>$myIp = file_get_contents($url . 'testip.php') ;</text:p>
      <text:p text:style-name="P17">// <text:span text:style-name="T1">usa la security_key como definida en main/inc/conf/configuration.php<text:line-break/>$key = '23534f3223a3cb234234324208';</text:span></text:p>
      <text:p text:style-name="P17">// <text:span text:style-name="T51">ahora podemos construir la clave que necesitamos</text:span><text:line-break/><text:span text:style-name="T1">$finalKey = sha1($myIp.$key) ;</text:span></text:p>
      <text:p text:style-name="P17">// <text:span text:style-name="T1">prepara los detalles para mandar al servicio (en forma de array)<text:line-break/>$params = array(<text:line-break/> <text:s text:c="3"/>'secret_key' =&gt; $finalKey,<text:line-break/> <text:s text:c="3"/>'firstname' =&gt; 'Yannick',<text:line-break/> <text:s text:c="3"/>'lastname' =&gt; 'Warnier',<text:line-break/> <text:s text:c="3"/>'status' =&gt; 5,<text:line-break/> <text:s text:c="3"/>'loginname' =&gt; 'ywarnier',<text:line-break/> <text:s text:c="3"/>'password' =&gt; '243fvsdfvs6dfv657dfvs32dfvs34dfv',<text:line-break/> <text:s text:c="3"/>'encrypt_method' =&gt; 'sha1',<text:line-break/> <text:s text:c="3"/>'email' =&gt; 'y@chamilo.org',<text:line-break/> <text:s text:c="3"/>'language' =&gt; 'spanish',<text:line-break/> <text:s text:c="3"/>'phone' =&gt; '',<text:line-break/> <text:s text:c="3"/>'expiration_date' =&gt; '2015-01-01',<text:line-break/> <text:s text:c="3"/>'original_user_id_name' =&gt; 'external_user_id',<text:line-break/></text:span><text:soft-page-break/><text:span text:style-name="T1"> <text:s text:c="3"/>'original_user_id_value' =&gt; 34,<text:line-break/> <text:s text:c="3"/>'official_code' =&gt; 34,<text:line-break/> <text:s text:c="3"/>'extra' =&gt; array(),<text:line-break/>);</text:span></text:p>
      <text:p text:style-name="P18">// final<text:span text:style-name="T51">mente, llamamos al servicio</text:span><text:line-break/>$soap-&gt;WSCreateUserPasswordCrypted($params);<text:line-break/></text:p>
      <text:p text:style-name="P2">Al inicio, hemos formado una URL para acceder al WSDL. La mayoría de los archivos en main/webservices/ (casi todos) pueden ser llamados con un sufijo “?wsdl” para mostrar el WSDL (la presentación estructurada de las funciones disponibles). Esto debería ser suficiente para que cualquier cliente SOAP sepa qué funciones están disponibles para una llamada.</text:p>
      <text:p text:style-name="P2">Luego hemos buscado una IP como el contenido del script testip.php. Este script está ahí específicamente para ayudarnos a formar la llave secreta: necesitamos mostrar al servidor que sabemos desde qué IP estamos llamando. Usando <text:span text:style-name="T2">file_get_contents()</text:span><text:span text:style-name="T8">, podemos obtener esta información directamente dentro de una variable.</text:span></text:p>
      <text:p text:style-name="P2">Luego definimos una clave ($key)… Esta solamente la podemos obtener a través de un acceso directo al servidor web. Actua como una clave compartida (“<text:span text:style-name="T2">shared key”</text:span><text:span text:style-name="T8">) entre los dos servidores</text:span>. Tenemos que abrir el archivo main/inc/conf/configuration.php, buscar la línea con <text:span text:style-name="T3">$_configuration['security_key'], </text:span><text:span text:style-name="T8">y luego copiar su valor dentro de nuestro script para formar nuestra clave secreta final. </text:span><text:span text:style-name="T11">Esta es la</text:span><text:span text:style-name="T8"> que mandaremos al servicio web</text:span><text:span text:style-name="T9">.</text:span></text:p>
      <text:p text:style-name="P4"><text:span text:style-name="T10">Finalmente, hemos preparado el array </text:span><text:span text:style-name="T2">$params</text:span><text:span text:style-name="T8"> </text:span><text:span text:style-name="T10">y llamado el servic</text:span><text:span text:style-name="T12">io</text:span><text:span text:style-name="T10"> </text:span><text:span text:style-name="T2">WSCreateUserPasswordCrypted</text:span><text:span text:style-name="T8">(). </text:span><text:span text:style-name="T13">Este servicio es una versión especial de</text:span><text:span text:style-name="T8"> </text:span><text:span text:style-name="T2">WSCreateUser</text:span><text:span text:style-name="T8">() </text:span><text:span text:style-name="T13">que solo funciona si usamos el mismo método de cifrado de contraseñas de ambos lados</text:span><text:span text:style-name="T8"> (</text:span><text:span text:style-name="T13">se tiene que mencionar en el parámetro </text:span><text:span text:style-name="T2">encrypt_method</text:span><text:span text:style-name="T8"> </text:span><text:span text:style-name="T13">que por ahora solo acepta 'md5' y 'sha1')</text:span><text:span text:style-name="T8">.</text:span></text:p>
      <text:p text:style-name="P4"><text:span text:style-name="T13">El parámetro </text:span><text:span text:style-name="T2">original_user_id_name</text:span><text:span text:style-name="T8"> </text:span><text:span text:style-name="T13">es lo que permite hacer el enlace entre Chamilo y nuestro servicio externo. Basta con darle un nombre constante que represente nuestro sistema y el hecho que se trata de un ID de usuario (por ejemplo </text:span><text:span text:style-name="T4">joomla_uid </text:span><text:span text:style-name="T13">sería un buen nombre para una conexión con un sistema Joomla, si es que este es el único sistema Joomla con el cual lo conectamos).</text:span><text:span text:style-name="T8"> </text:span><text:span text:style-name="T13">L</text:span><text:span text:style-name="T14">uego podemos darle el valor del ID del usuario en </text:span><text:span text:style-name="T20">nuestro sistema </text:span><text:span text:style-name="T16">externo</text:span><text:span text:style-name="T20"> dentro del parámetro </text:span><text:span text:style-name="T17"><text:s/></text:span><text:span text:style-name="T7">original_user_id_value</text:span><text:span text:style-name="T17">. </text:span><text:span text:style-name="T20">Con este par de valores, podrá volver a editar o borrar cualquier usuario anteriormente creado via el servicio web</text:span><text:span text:style-name="T17"> : Chamilo </text:span><text:span text:style-name="T20">mantendrá una relación entre el mismo y su sistema externo gracias al almacenamiento de estos datos</text:span><text:span text:style-name="T17">.</text:span></text:p>
      <text:p text:style-name="P27"><text:span text:style-name="T17">La misma lógica funciona con los cursos y las sesiones: mantenemos, </text:span><text:span text:style-name="T15">dentro</text:span><text:span text:style-name="T17"> de la base de datos de Chamilo, el dato del ID externo de esta entidad.</text:span></text:p>
      <text:h text:style-name="P31" text:outline-level="2"><text:bookmark-start text:name="__RefHeading__3843_80363319"/>Restric<text:span text:style-name="T46">ciones sobre la IP de llamada</text:span><text:bookmark-end text:name="__RefHeading__3843_80363319"/></text:h>
      <text:p text:style-name="P5"><text:span text:style-name="T46">No todos los scripts de servicios web en main/webservices/ lo respetan, pero </text:span><text:span text:style-name="T2">registration.soap.php</text:span> <text:span text:style-name="T46">permite definir restricciones sobre la dirección IP que puede llamar a los servicios web que contiene (esto no ha sido probado con IPv6 todavía)</text:span>.</text:p>
      <text:p text:style-name="P6"><text:span text:style-name="T46">Esta funcionalidad es posible gracias al pedazo de código siguiente dentro de la función </text:span>WSHelperVerifyKey()</text:p>
      <text:p text:style-name="P19"><text:soft-page-break/><text:s text:c="4"/>// Check if a file that limits access from webservices exists <text:line-break/> <text:s text:c="3"/>// and contains the restraining check<text:line-break/> <text:s text:c="3"/>if (is_file('webservice-auth-ip.conf.php')) {<text:line-break/> <text:s text:c="7"/>include 'webservice-auth-ip.conf.php';<text:line-break/> <text:s text:c="7"/>if ($debug)<text:line-break/> <text:s text:c="11"/>error_log("webservice-auth-ip.conf.php file included");</text:p>
      <text:p text:style-name="P19"><text:s text:c="8"/>if (!empty($ws_auth_ip)) {<text:line-break/> <text:s text:c="11"/>$check_ip = true;<text:line-break/> <text:s text:c="11"/>$ip_matches = api_check_ip_in_range($ip, $ws_auth_ip);<text:line-break/> <text:s text:c="11"/>if ($debug)<text:line-break/> <text:s text:c="15"/>error_log("ip_matches: $ip_matches");<text:line-break/> <text:s text:c="7"/>}<text:line-break/> <text:s text:c="3"/>}</text:p>
      <text:p text:style-name="P24">Como lo habrá entendido, necesita crear un archivo llamado<text:span text:style-name="T47"> « webservice-auth-ip.conf.php » </text:span>dentro de la misma carpeta que <text:span text:style-name="T5">registration.soap.php</text:span><text:span text:style-name="T47"> </text:span>y añadir una lista de las direcciones IP<text:span text:style-name="T47"> (o </text:span>los rangos<text:span text:style-name="T47">) </text:span>dentro del archivo mismo<text:span text:style-name="T47">. </text:span>Solo las direcciones IP que correspondan a los rangos o las IP indicadas serán aceptadas<text:span text:style-name="T47">.</text:span></text:p>
      <text:p text:style-name="P6"><text:span text:style-name="T46">Cuando se haga uso de este método, el algoritmo que vimos antes para construir una clave de seguridad deberá ser modificado, ya que dejaremos de necesitar una dirección IP dentro de la clave.</text:span></text:p>
      <text:p text:style-name="P20">$finalKey = sha1($key) ;</text:p>
      <text:p text:style-name="P8"><text:span text:style-name="T20">Para los portales en los cuales la seguridad es una preocupación mayor, es una buena idea de usar este método</text:span><text:span text:style-name="T17">.</text:span></text:p>
      <text:h text:style-name="P32" text:outline-level="2"><text:bookmark-start text:name="__RefHeading__15948_825976883"/><text:span text:style-name="T18">O</text:span><text:span text:style-name="T17">tros métodos</text:span><text:bookmark-end text:name="__RefHeading__15948_825976883"/></text:h>
      <text:p text:style-name="P9"><text:span text:style-name="T20">Algunos de los otros métodos disponiblies, con una explicación corta en cada caso</text:span><text:span text:style-name="T19">:</text:span></text:p>
      <text:p text:style-name="P21">function WSCreateUsers($params)</text:p>
      <text:p text:style-name="P9"><text:span text:style-name="T46">Crea usuarios por paquetes. Se espera una contraseña sin cifrado (lo cual es aceptable sobre HTTPS pero </text:span><text:span text:style-name="T21">no</text:span><text:span text:style-name="T26"> </text:span><text:span text:style-name="T40">en otros casos</text:span><text:span text:style-name="T26">).</text:span></text:p>
      <text:p text:style-name="P22">function WSCreateUser($params)</text:p>
      <text:p text:style-name="P25">Crea solo un usuario.</text:p>
      <text:p text:style-name="P22">function WSCreateUsersPasswordCrypted($params)</text:p>
      <text:p text:style-name="P10"><text:span text:style-name="T48">Crea usuarios tomando en cuenta que sus contraseñas podrían ser cifradas ya. Este método espera los parámetros siguientes</text:span><text:span text:style-name="T27"> :</text:span></text:p>
      <text:p text:style-name="P22"><text:bookmark-start text:name="__DdeLink__3565_753422460"/><text:span text:style-name="T27">$params = </text:span><text:span text:style-name="T25">array(<text:line-break/> <text:s text:c="3"/></text:span><text:span text:style-name="T27">'secret_key' =&gt; $finalKey,<text:line-break/> <text:s text:c="3"/>'users' =&gt; array(<text:line-break/> <text:s text:c="7"/></text:span><text:span text:style-name="T28">0 =&gt; array(</text:span><text:span text:style-name="T25"><text:line-break/> <text:s text:c="11"/>'firstname' <text:s text:c="12"/>=&gt; </text:span><text:span text:style-name="T27">'…'</text:span><text:span text:style-name="T25">,<text:line-break/> <text:s text:c="11"/>'lastname' <text:s text:c="13"/>=&gt; </text:span><text:span text:style-name="T27">'…',<text:line-break/></text:span><text:span text:style-name="T25"> <text:s text:c="11"/>'status' <text:s text:c="15"/>=&gt; </text:span><text:span text:style-name="T27">5</text:span><text:span text:style-name="T25">,<text:line-break/> <text:s text:c="11"/>'email' <text:s text:c="16"/>=&gt; </text:span><text:span text:style-name="T27">''</text:span><text:span text:style-name="T25">,<text:line-break/></text:span><text:soft-page-break/><text:span text:style-name="T25"> <text:s text:c="11"/>'loginname' <text:s text:c="12"/>=&gt; </text:span><text:span text:style-name="T27">''</text:span><text:span text:style-name="T25">,<text:line-break/> <text:s text:c="11"/>'password' <text:s text:c="13"/>=&gt; </text:span><text:span text:style-name="T27">'</text:span><text:span text:style-name="T25">',<text:line-break/> <text:s text:c="11"/>'encrypt_method' <text:s text:c="7"/>=&gt; </text:span><text:span text:style-name="T27">''</text:span><text:span text:style-name="T25">,<text:line-break/> <text:s text:c="11"/>'language' <text:s text:c="13"/>=&gt; </text:span><text:span text:style-name="T27">'',<text:line-break/></text:span><text:span text:style-name="T25"> <text:s text:c="11"/>'phone' <text:s text:c="16"/>=&gt; </text:span><text:span text:style-name="T27">'',<text:line-break/> <text:s text:c="3"/></text:span><text:span text:style-name="T25"><text:s text:c="8"/>'expiration_date' <text:s text:c="6"/>=&gt; </text:span><text:span text:style-name="T27">''</text:span><text:span text:style-name="T25">,<text:line-break/> <text:s text:c="11"/>'official_code' <text:s text:c="8"/>=&gt; </text:span><text:span text:style-name="T27">''</text:span><text:span text:style-name="T25">,<text:line-break/> <text:s text:c="11"/>'original_user_id_name' =&gt; </text:span><text:span text:style-name="T27">''</text:span><text:span text:style-name="T25">,<text:line-break/> <text:s text:c="11"/>'original_user_id_value'=&gt; </text:span><text:span text:style-name="T27">''</text:span><text:span text:style-name="T25">,<text:line-break/> <text:s text:c="11"/>'extra' <text:s text:c="16"/>=&gt; </text:span><text:span text:style-name="T27">'',<text:line-break/> <text:s text:c="7"/></text:span><text:span text:style-name="T28">)</text:span><text:span text:style-name="T27"><text:line-break/> <text:s text:c="3"/>)<text:line-break/></text:span><text:span text:style-name="T25">);</text:span><text:bookmark-end text:name="__DdeLink__3565_753422460"/></text:p>
      <text:p text:style-name="P26">encrypt_method<text:span text:style-name="T8"> puede ser </text:span>md5<text:span text:style-name="T8"> o </text:span>sha1<text:span text:style-name="T8"> o </text:span>none <text:span text:style-name="T8">en el caso de pasarlo en claro.</text:span></text:p>
      <text:p text:style-name="P22">function WSCreateUserPasswordCrypted($params)</text:p>
      <text:p text:style-name="P10"><text:span text:style-name="T48">Crea un solo usuario tomando en cuenta que su contraseña podría estar cifrada</text:span></text:p>
      <text:p text:style-name="P22">function WSEditUserCredentials($params)</text:p>
      <text:p text:style-name="P10">Edit<text:span text:style-name="T48">a las credenciales de un usuario</text:span> (username + password)</text:p>
      <text:p text:style-name="P22">function WSEditUsers($params)</text:p>
      <text:p text:style-name="P10">Edit<text:span text:style-name="T49">a varios usuarios en paquete</text:span></text:p>
      <text:p text:style-name="P22">function WSEditUser($params)</text:p>
      <text:p text:style-name="P27">Edita un solo usuario</text:p>
      <text:p text:style-name="P22">function WSEditUsersPasswordCrypted($params)</text:p>
      <text:p text:style-name="P10">Edit<text:span text:style-name="T49">a</text:span> us<text:span text:style-name="T49">uarios, enviando contraseñas cifradas</text:span></text:p>
      <text:p text:style-name="P22">function WSEditUserPasswordCrypted($params)</text:p>
      <text:p text:style-name="P10">Edit<text:span text:style-name="T49">a unu solo usuario, enviando contraseñas cifradas</text:span>.</text:p>
      <text:p text:style-name="P12"><text:span text:style-name="T23">Ojo</text:span> : <text:span text:style-name="T49">aunque muy discreto, hay un gran problema en</text:span> Chamilo LMS 1.9.* <text:span text:style-name="T49">ya que </text:span><text:s/>WSCreateUserPasswordCrypted e<text:span text:style-name="T49">spera el nombre de usuario en forma de un campo</text:span> « loginname », <text:span text:style-name="T49">cuando </text:span>WSEditUserPasswordCrypted <text:span text:style-name="T49">espera el nombre de usuario bajo un campo llamado</text:span> « username ». <text:span text:style-name="T49">Asegúrese que no se deje engañar por este, ya que podría tomarle mucho tiempo</text:span>.</text:p>
      <text:p text:style-name="P22">function WSDeleteUsers($params)</text:p>
      <text:p text:style-name="P27">Borra usuarios por paquetes</text:p>
      <text:p text:style-name="P22">function WSDisableUsers($params)</text:p>
      <text:p text:style-name="P27">Desactiva usuarios por paquetes</text:p>
      <text:p text:style-name="P22">function WSEnableUsers($params)</text:p>
      <text:p text:style-name="P27">Activa usuarios por paquetes</text:p>
      <text:p text:style-name="P22"><text:soft-page-break/>function WSCreateCourse($params) </text:p>
      <text:p text:style-name="P27">Crea un curso</text:p>
      <text:p text:style-name="P22">function WSCreateCourseByTitle($params)</text:p>
      <text:p text:style-name="P27">Crea un curso dando solo un título (en este caso el código del curso se generará automáticamente, lo cual puede ser un inconveniente en casos de estructuración específica)</text:p>
      <text:p text:style-name="P22">function WSEditCourse($params)</text:p>
      <text:p text:style-name="P27">Edita un curso existente</text:p>
      <text:p text:style-name="P22">function WSCourseDescription($params)</text:p>
      <text:p text:style-name="P29">Obtiene la descripción de un curso existente</text:p>
      <text:p text:style-name="P22">function WSEditCourseDescription($params)</text:p>
      <text:p text:style-name="P29">Edita una descripción de curso</text:p>
      <text:p text:style-name="P22">function WSDeleteCourse($params)</text:p>
      <text:p text:style-name="P29">Borra un curso</text:p>
      <text:p text:style-name="P22">fun<text:span text:style-name="T41">c</text:span>tion WSCreateSession($params)</text:p>
      <text:p text:style-name="P13"><text:span text:style-name="T50">Crea una sesión. Este método espera los siguientes parámetros</text:span><text:span text:style-name="T27"> :</text:span></text:p>
      <text:p text:style-name="P22"><text:bookmark-start text:name="__DdeLink__3797_753422460"/><text:span text:style-name="T27">$params = </text:span><text:span text:style-name="T25">array (<text:line-break/> <text:s text:c="3"/></text:span><text:span text:style-name="T29">'secret_key' =&gt; $finalKey,<text:line-break/> <text:s text:c="3"/>'sessions' =&gt; array (<text:line-break/></text:span><text:span text:style-name="T25"> <text:s text:c="7"/>'name' <text:s text:c="20"/>=&gt; </text:span><text:span text:style-name="T27">''</text:span><text:span text:style-name="T25">,<text:line-break/> <text:s text:c="7"/>'</text:span><text:span text:style-name="T29">year_start</text:span><text:span text:style-name="T25">' <text:s text:c="14"/>=&gt; </text:span><text:span text:style-name="T30">'</text:span><text:span text:style-name="T27">',<text:line-break/></text:span><text:span text:style-name="T25"> <text:s text:c="7"/>'</text:span><text:span text:style-name="T29">month_start</text:span><text:span text:style-name="T25">' <text:s text:c="13"/>=&gt; </text:span><text:span text:style-name="T31">''</text:span><text:span text:style-name="T25">,<text:line-break/> <text:s text:c="7"/>'</text:span><text:span text:style-name="T29">day_start</text:span><text:span text:style-name="T25">' <text:s text:c="15"/>=&gt; </text:span><text:span text:style-name="T27">''</text:span><text:span text:style-name="T25">,<text:line-break/> <text:s text:c="7"/>'</text:span><text:span text:style-name="T29">year_end</text:span><text:span text:style-name="T25">' <text:s text:c="16"/>=&gt; </text:span><text:span text:style-name="T27">''</text:span><text:span text:style-name="T25">,<text:line-break/> <text:s text:c="7"/>'</text:span><text:span text:style-name="T29">month_end</text:span><text:span text:style-name="T25">' <text:s text:c="15"/>=&gt; </text:span><text:span text:style-name="T27">'</text:span><text:span text:style-name="T25">',<text:line-break/> <text:s text:c="7"/>'</text:span><text:span text:style-name="T29">day_end</text:span><text:span text:style-name="T25">' <text:s text:c="17"/>=&gt; </text:span><text:span text:style-name="T27">''</text:span><text:span text:style-name="T25">,<text:line-break/> <text:s text:c="7"/>'</text:span><text:span text:style-name="T29">nb_days_access_before</text:span><text:span text:style-name="T25">' <text:s text:c="3"/>=&gt; </text:span><text:span text:style-name="T27">'',<text:line-break/></text:span><text:span text:style-name="T25"> <text:s text:c="7"/>'</text:span><text:span text:style-name="T29">nb_days_access_after</text:span><text:span text:style-name="T25">' <text:s text:c="4"/>=&gt; </text:span><text:span text:style-name="T27">'',<text:line-break/></text:span><text:span text:style-name="T31"> <text:s text:c="7"/>'nolimit' <text:s text:c="17"/>=&gt; '', //</text:span><text:span text:style-name="T32">not used in session creation</text:span><text:span text:style-name="T31"><text:line-break/> <text:s text:c="7"/>'user_id' <text:s text:c="17"/>=&gt; '', //the coach id<text:line-break/> <text:s text:c="7"/>'original_</text:span><text:span text:style-name="T29">session</text:span><text:span text:style-name="T31">_id_name' =&gt; </text:span><text:span text:style-name="T27">''</text:span><text:span text:style-name="T31">,<text:line-break/> <text:s text:c="7"/>'original_</text:span><text:span text:style-name="T29">session</text:span><text:span text:style-name="T31">_id_value'=&gt; </text:span><text:span text:style-name="T27">''</text:span><text:span text:style-name="T31">,<text:line-break/></text:span><text:span text:style-name="T25"> <text:s text:c="7"/>'extra' <text:s text:c="19"/>=&gt; </text:span><text:span text:style-name="T27">'',<text:line-break/></text:span><text:span text:style-name="T33"> <text:s text:c="3"/>)</text:span><text:span text:style-name="T27"><text:line-break/></text:span><text:span text:style-name="T25">);</text:span><text:bookmark-end text:name="__DdeLink__3797_753422460"/></text:p>
      <text:p text:style-name="P11"/>
      <text:p text:style-name="P22">function WSEditSession($params)</text:p>
      <text:p text:style-name="P13"><text:span text:style-name="T50">Edita una (o más) sesiones existentes basado en el campo </text:span><text:span text:style-name="T6">original_session_id_value</text:span><text:span text:style-name="T50">. Este método espera los siguientes parámetros</text:span><text:span text:style-name="T27"> :</text:span></text:p>
      <text:p text:style-name="P22"><text:soft-page-break/><text:span text:style-name="T27">$params = </text:span><text:span text:style-name="T25">array (<text:line-break/> <text:s text:c="3"/></text:span><text:span text:style-name="T29">'secret_key' =&gt; $finalKey,<text:line-break/></text:span><text:bookmark-start text:name="__DdeLink__3929_753422460"/><text:span text:style-name="T29"> <text:s text:c="3"/>'sessions' =&gt; array (<text:line-break/> <text:s text:c="7"/></text:span><text:span text:style-name="T33">0 =&gt; array (</text:span><text:span text:style-name="T25"><text:line-break/> <text:s text:c="11"/>'name' <text:s text:c="20"/>=&gt; </text:span><text:span text:style-name="T27">''</text:span><text:span text:style-name="T25">,<text:line-break/> <text:s text:c="11"/>'</text:span><text:span text:style-name="T29">year_start</text:span><text:span text:style-name="T25">' <text:s text:c="14"/>=&gt; </text:span><text:span text:style-name="T30">'</text:span><text:span text:style-name="T27">',<text:line-break/></text:span><text:span text:style-name="T25"> <text:s text:c="11"/>'</text:span><text:span text:style-name="T29">month_start</text:span><text:span text:style-name="T25">' <text:s text:c="13"/>=&gt; </text:span><text:span text:style-name="T31">''</text:span><text:span text:style-name="T25">,<text:line-break/> <text:s text:c="11"/>'</text:span><text:span text:style-name="T29">day_start</text:span><text:span text:style-name="T25">' <text:s text:c="15"/>=&gt; </text:span><text:span text:style-name="T27">''</text:span><text:span text:style-name="T25">,<text:line-break/> <text:s text:c="11"/>'</text:span><text:span text:style-name="T29">year_end</text:span><text:span text:style-name="T25">' <text:s text:c="16"/>=&gt; </text:span><text:span text:style-name="T27">''</text:span><text:span text:style-name="T25">,<text:line-break/> <text:s text:c="11"/>'</text:span><text:span text:style-name="T29">month_end</text:span><text:span text:style-name="T25">' <text:s text:c="15"/>=&gt; </text:span><text:span text:style-name="T27">'</text:span><text:span text:style-name="T25">',<text:line-break/> <text:s text:c="11"/>'</text:span><text:span text:style-name="T29">day_end</text:span><text:span text:style-name="T25">' <text:s text:c="17"/>=&gt; </text:span><text:span text:style-name="T27">''</text:span><text:span text:style-name="T25">,<text:line-break/> <text:s text:c="11"/>'</text:span><text:span text:style-name="T29">nb_days_access_before</text:span><text:span text:style-name="T25">' <text:s text:c="3"/>=&gt; </text:span><text:span text:style-name="T27">'',<text:line-break/></text:span><text:span text:style-name="T25"> <text:s text:c="11"/>'</text:span><text:span text:style-name="T29">nb_days_access_after</text:span><text:span text:style-name="T25">' <text:s text:c="4"/>=&gt; </text:span><text:span text:style-name="T27">'',<text:line-break/></text:span><text:span text:style-name="T25"> <text:s text:c="11"/>'original_</text:span><text:span text:style-name="T29">session</text:span><text:span text:style-name="T25">_id_name' =&gt; </text:span><text:span text:style-name="T27">''</text:span><text:span text:style-name="T25">,<text:line-break/> <text:s text:c="11"/>'original_</text:span><text:span text:style-name="T29">session</text:span><text:span text:style-name="T25">_id_value'=&gt; </text:span><text:span text:style-name="T27">''</text:span><text:span text:style-name="T25">,<text:line-break/> <text:s text:c="11"/></text:span><text:span text:style-name="T31">'coach_username' <text:s text:c="10"/>=&gt; '',<text:line-break/> <text:s text:c="11"/>'nolimit' <text:s text:c="17"/>=&gt; '',<text:line-break/> <text:s text:c="11"/>'user_id' <text:s text:c="17"/>=&gt; '', //the coach id</text:span><text:span text:style-name="T25"><text:line-break/> <text:s text:c="11"/>'extra' <text:s text:c="19"/>=&gt; </text:span><text:span text:style-name="T27">'',<text:line-break/> <text:s text:c="7"/></text:span><text:span text:style-name="T33">),<text:line-break/> <text:s text:c="3"/>)</text:span><text:bookmark-end text:name="__DdeLink__3929_753422460"/><text:span text:style-name="T27"><text:line-break/></text:span><text:span text:style-name="T25">);</text:span></text:p>
      <text:p text:style-name="P11"/>
      <text:p text:style-name="P22">function WSDeleteSession($params)</text:p>
      <text:p text:style-name="P29">Borra una sesión</text:p>
      <text:p text:style-name="P22">function WSSubscribeUserToCourse($params)</text:p>
      <text:p text:style-name="P29">Inscribe un usuario en un curso</text:p>
      <text:p text:style-name="P22">function WSSubscribeUserToCourseSimple($params)</text:p>
      <text:p text:style-name="P29">Inscribe un usuario en un curso</text:p>
      <text:p text:style-name="P22">function WSGetUser($params)</text:p>
      <text:p text:style-name="P13"><text:span text:style-name="T50">Obtiene información sobre un usuario en base a su ID externo</text:span></text:p>
      <text:p text:style-name="P22">function WSGetUserFromUsername($params)</text:p>
      <text:p text:style-name="P29">Obtiene información sobre un usuario en base a su nombre de usuario (login)</text:p>
      <text:p text:style-name="P22">function WSUnsubscribeUserFromCourse($params)</text:p>
      <text:p text:style-name="P29">Desinscribe un usuario de un curso</text:p>
      <text:p text:style-name="P22">function WSSuscribeUsersToSession($params)</text:p>
      <text:p text:style-name="P13"><text:span text:style-name="T24">NOTA</text:span><text:span text:style-name="T22"> : </text:span><text:span text:style-name="T24">por favor cuide los errores de teclado aquí: el servicio se llama equivocadamente </text:span><text:span text:style-name="T22">« suscribe » </text:span><text:span text:style-name="T24">en vez de </text:span><text:span text:style-name="T22">« subscribe ». </text:span><text:span text:style-name="T24">Por razones de compatibilidad ascendiente, lo hemmos dejado así, pero no se equivoque: tiene que digitarlo en un inglés incorrecto para que funcione</text:span><text:span text:style-name="T22"> !</text:span><text:line-break/><text:span text:style-name="T50">Inscribe un usuario (alumno) en una sesión. Este método espera los siguientes parámetros</text:span><text:span text:style-name="T27"> :</text:span></text:p>
      <text:p text:style-name="P22"><text:soft-page-break/><text:span text:style-name="T27">$params = </text:span><text:span text:style-name="T25">array (<text:line-break/> <text:s text:c="3"/></text:span><text:span text:style-name="T28">'secret_key' =&gt; $finalKey,<text:line-break/> <text:s text:c="3"/>'userssessions' =&gt; array (<text:line-break/> <text:s text:c="7"/>0 =&gt; array(<text:line-break/></text:span><text:span text:style-name="T25"> <text:s text:c="11"/>'original_user_id_name' =&gt; </text:span><text:span text:style-name="T27">''</text:span><text:span text:style-name="T25">,<text:line-break/> <text:s text:c="11"/>'original_user_id_value'=&gt; </text:span><text:span text:style-name="T27">''</text:span><text:span text:style-name="T25">,<text:line-break/> <text:s text:c="11"/>'original_</text:span><text:span text:style-name="T28">session</text:span><text:span text:style-name="T25">_id_name' =&gt; </text:span><text:span text:style-name="T27">''</text:span><text:span text:style-name="T25">,<text:line-break/> <text:s text:c="11"/>'original_</text:span><text:span text:style-name="T28">session</text:span><text:span text:style-name="T25">_id_value'=&gt; </text:span><text:span text:style-name="T27">''</text:span><text:span text:style-name="T25">,<text:line-break/> <text:s text:c="7"/></text:span><text:span text:style-name="T28">)<text:line-break/> <text:s text:c="3"/>)</text:span><text:span text:style-name="T25"><text:line-break/>);</text:span></text:p>
      <text:p text:style-name="P11"/>
      <text:p text:style-name="P22">function WSSubscribeUserToSessionSimple($params)</text:p>
      <text:p text:style-name="P29">Desinscribe un usuario de una sesión</text:p>
      <text:p text:style-name="P22">function WSUnsuscribeUsersFromSession($params)</text:p>
      <text:p text:style-name="P14"><text:span text:style-name="T50">NOTA</text:span> : <text:span text:style-name="T50">Ver nota sobre</text:span> WSSuscribeUsersToSession <text:span text:style-name="T50">arriba</text:span></text:p>
      <text:p text:style-name="P13"><text:span text:style-name="T50">Desinscribe varios usuarios de una sesión, por paquetes</text:span></text:p>
      <text:p text:style-name="P22">function WSSuscribeCoursesToSession($params)</text:p>
      <text:p text:style-name="P14"><text:span text:style-name="T50">NOTA</text:span> : <text:span text:style-name="T50">Ver nota sobre</text:span> WSSuscribeUsersToSession <text:span text:style-name="T50">arriba</text:span></text:p>
      <text:p text:style-name="P13"><text:span text:style-name="T50">Inscribe varios usuarios a una sesión por paquetes. Este método espera los parámetros siguientes:</text:span></text:p>
      <text:p text:style-name="P22"><text:bookmark-start text:name="__DdeLink__3831_753422460"/><text:span text:style-name="T27">$params = </text:span><text:span text:style-name="T25">array (<text:line-break/> <text:s text:c="3"/></text:span><text:span text:style-name="T28">'secret_key' =&gt; $finalKey,<text:line-break/> <text:s text:c="3"/>'</text:span><text:span text:style-name="T34">courses</text:span><text:span text:style-name="T28">sessions' =&gt; array (<text:line-break/> <text:s text:c="7"/>0 =&gt; array(<text:line-break/> <text:s text:c="11"/>'original_</text:span><text:span text:style-name="T34">course_id_</text:span><text:span text:style-name="T35">n</text:span><text:span text:style-name="T34">a</text:span><text:span text:style-name="T35">m</text:span><text:span text:style-name="T34">e</text:span><text:span text:style-name="T28">' =&gt; </text:span><text:span text:style-name="T27">''</text:span><text:span text:style-name="T28">,<text:line-break/></text:span><text:span text:style-name="T25"> <text:s text:c="11"/>'original_</text:span><text:span text:style-name="T34">course_id_value</text:span><text:span text:style-name="T36">s</text:span><text:span text:style-name="T25">' =&gt; </text:span><text:span text:style-name="T37">array(<text:line-break/> <text:s text:c="15"/>0 =&gt; array (<text:line-break/> <text:s text:c="20"/>'course_code' =&gt; '', //</text:span><text:span text:style-name="T38">external course ID </text:span><text:span text:style-name="T39">(can be int)</text:span><text:span text:style-name="T37"><text:line-break/> <text:s text:c="15"/>),<text:line-break/> <text:s text:c="11"/>)</text:span><text:span text:style-name="T25">,<text:line-break/> <text:s text:c="11"/>'original_</text:span><text:span text:style-name="T34">session</text:span><text:span text:style-name="T25">_id_</text:span><text:span text:style-name="T35">n</text:span><text:span text:style-name="T25">a</text:span><text:span text:style-name="T35">m</text:span><text:span text:style-name="T25">e'=&gt; </text:span><text:span text:style-name="T27">''</text:span><text:span text:style-name="T25">,<text:line-break/> <text:s text:c="11"/>'original_</text:span><text:span text:style-name="T34">session</text:span><text:span text:style-name="T25">_id_value'=&gt; </text:span><text:span text:style-name="T27">''</text:span><text:span text:style-name="T25">,<text:line-break/> <text:s text:c="7"/></text:span><text:span text:style-name="T28">)<text:line-break/> <text:s text:c="3"/>)</text:span><text:span text:style-name="T25"><text:line-break/>);</text:span><text:bookmark-end text:name="__DdeLink__3831_753422460"/></text:p>
      <text:p text:style-name="P11"/>
      <text:p text:style-name="P22">function WSUnsuscribeCoursesFromSession($params)</text:p>
      <text:p text:style-name="P14"><text:span text:style-name="T50">NOTA</text:span> : <text:span text:style-name="T50">Ver nota en</text:span> WSSuscribeUsersToSession</text:p>
      <text:p text:style-name="P13"><text:span text:style-name="T50">Elimina un curso de una sesión</text:span></text:p>
      <text:p text:style-name="P22">function WSListCourses($params)</text:p>
      <text:p text:style-name="P13"><text:span text:style-name="T50">Obtiene una lista de cursos disponibles en la plataforma</text:span></text:p>
      <text:p text:style-name="P22"><text:soft-page-break/>function WSUpdateUserApiKey($params)</text:p>
      <text:p text:style-name="P15"><text:span text:style-name="T50">Actualiza la llave API de un usuario</text:span></text:p>
      <text:p text:style-name="P22">function WSListSessions($params)</text:p>
      <text:p text:style-name="P7"><text:span text:style-name="T50">Recupera una lista de las sesiones disponibles en la plataform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xx" style:country-asian="none" style:font-name-complex="Free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xx" style:country-asian="none" style:font-name-complex="Free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de_20_sample" style:display-name="Code sample" style:family="paragraph" style:parent-style-name="Text_20_body" style:next-style-name="Text_20_body" style:class="text" style:master-page-name="">
      <loext:graphic-properties draw:fill="solid" draw:fill-color="#e6e6e6"/>
      <style:paragraph-properties fo:margin-top="0.199cm" fo:margin-bottom="0.21cm" loext:contextual-spacing="false" fo:line-height="100%" style:page-number="auto" fo:background-color="#e6e6e6" fo:padding="0.049cm" fo:border="0.06pt solid #999999" style:shadow="none"/>
      <style:text-properties style:font-name="Courier 10 Pitch" fo:font-family="'Courier 10 Pitch'" style:font-style-name="Normal" style:font-pitch="fixed" fo:font-size="10.5pt" style:font-size-asian="10.5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nnick Warnier</meta:initial-creator>
    <meta:creation-date>2015-12-01T18:53:52.751066214</meta:creation-date>
    <dc:date>2015-12-02T10:53:49.660800139</dc:date>
    <dc:creator>Yannick Warnier</dc:creator>
    <meta:editing-duration>PT13H4M18S</meta:editing-duration>
    <meta:editing-cycles>9</meta:editing-cycles>
    <meta:generator>LibreOffice/4.4.6.3$Linux_X86_64 LibreOffice_project/40m0$Build-3</meta:generator>
    <meta:document-statistic meta:table-count="0" meta:image-count="2" meta:object-count="0" meta:page-count="8" meta:paragraph-count="109" meta:word-count="1636" meta:character-count="13152" meta:non-whitespace-character-count="10206"/>
  </office:meta>
</office:document-meta>
</file>